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wiss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Cambria" fo:font-size="10pt" style:font-size-asian="10pt" style:font-name-complex="Cambria" style:font-size-complex="10pt"/>
    </style:style>
    <style:style style:name="P2" style:family="paragraph" style:parent-style-name="Standard">
      <style:text-properties style:font-name="Cambria" style:font-name-complex="Cambria"/>
    </style:style>
    <style:style style:name="P3" style:family="paragraph" style:parent-style-name="Standard">
      <style:paragraph-properties fo:text-align="center" style:justify-single-word="false"/>
      <style:text-properties fo:font-variant="small-caps" style:font-name="Cambria" fo:font-size="18pt" fo:letter-spacing="0.0209in" fo:text-shadow="1pt 1pt" fo:font-weight="bold" style:font-size-asian="18pt" style:font-weight-asian="bold" style:font-name-complex="Cambria" style:font-size-complex="18pt"/>
    </style:style>
    <style:style style:name="P4" style:family="paragraph" style:parent-style-name="Standard">
      <style:text-properties fo:font-variant="small-caps" style:font-name="Cambria" fo:font-size="18pt" fo:letter-spacing="0.0209in" fo:text-shadow="1pt 1pt" fo:font-weight="bold" style:font-size-asian="18pt" style:font-weight-asian="bold" style:font-name-complex="Cambria" style:font-size-complex="18pt"/>
    </style:style>
    <style:style style:name="P5" style:family="paragraph" style:parent-style-name="Standard">
      <style:text-properties style:font-name="Cambria" fo:font-size="10pt" style:font-size-asian="10pt" style:font-name-complex="Cambria" style:font-size-complex="10pt"/>
    </style:style>
    <style:style style:name="P6" style:family="paragraph" style:parent-style-name="Standard">
      <style:text-properties style:font-name="Cambria" style:font-name-complex="Cambria"/>
    </style:style>
    <style:style style:name="P7" style:family="paragraph" style:parent-style-name="Standard">
      <style:text-properties style:font-name="Cambria" officeooo:paragraph-rsid="001c3515" style:font-name-complex="Cambria"/>
    </style:style>
    <style:style style:name="T1" style:family="text">
      <style:text-properties style:font-name="Cambria" style:font-name-complex="Cambria"/>
    </style:style>
    <style:style style:name="T2" style:family="text">
      <style:text-properties style:font-name="Cambria" fo:font-weight="bold" style:font-weight-asian="bold" style:font-name-complex="Cambria"/>
    </style:style>
    <style:style style:name="T3" style:family="text">
      <style:text-properties officeooo:rsid="00188f2a"/>
    </style:style>
    <style:style style:name="T4" style:family="text">
      <style:text-properties officeooo:rsid="001c351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latório-Aula</text:p>
      <text:p text:style-name="P4"/>
      <text:p text:style-name="P2">Nome do Aluno:</text:p>
      <text:p text:style-name="P2">Data da aula:</text:p>
      <text:p text:style-name="P2"/>
      <text:p text:style-name="P2">Temas/conceitos trabalhados em aula:</text:p>
      <text:p text:style-name="P2"><text:tab/>-<text:span text:style-name="T4">strings</text:span></text:p>
      <text:p text:style-name="P2"><text:tab/>-<text:span text:style-name="T4">manipulação de strings</text:span></text:p>
      <text:p text:style-name="P2"/>
      <text:p text:style-name="P2">Detalhe as formas de interação com esses temas/conceitos (busca na Internet, leitura, implementação de programas, exposição do professor, conversa com o colega/professor etc.):</text:p>
      <text:p text:style-name="P2"/>
      <text:p text:style-name="P7"><text:tab/><text:span text:style-name="T3">A aula do dia 11 de agosto foram sobre strings, dentre os temas desse assunto foram abordados o tema de concatenação, cópia e manipulação geral de strings através d</text:span><text:span text:style-name="T4">e algumas</text:span><text:span text:style-name="T3"> biblioteca</text:span><text:span text:style-name="T4">s</text:span><text:span text:style-name="T3"> </text:span><text:span text:style-name="T4">que podem ser embutidas </text:span><text:span text:style-name="T3">no C, então basta </text:span><text:span text:style-name="T4">adicionalas com</text:span><text:span text:style-name="T3"> o comando “</text:span><text:span text:style-name="T4">#i</text:span><text:span text:style-name="T3">nclude &lt;</text:span><text:span text:style-name="T4">biblioteca.h</text:span><text:span text:style-name="T3">&gt;”</text:span></text:p>
      <text:p text:style-name="P7"><text:tab/><text:span text:style-name="T3">Após a explicação sobre o assunto foram passados exercícios sobre o tema para maior fixação do conteúdo. </text:span></text:p>
      <text:p text:style-name="P7"><text:tab/><text:span text:style-name="T4">Os exercícios abordavam temas mais específicos dentro do campo de strings para que a prática do aluno abrangesse diversas técnicas amplamente utilizadas no mundo real da programação.</text:span></text:p>
      <text:p text:style-name="P7"/>
      <text:p text:style-name="Standard"><text:span text:style-name="T1">Comentários do aluno (</text:span><text:span text:style-name="T2">obrigatório</text:span><text:span text:style-name="T1"> no mínimo cinco linhas):</text:span></text:p>
      <text:p text:style-name="P2"/>
      <text:p text:style-name="P2"><text:tab/><text:span text:style-name="T4">A explicação do professor aliada ao estudo prévio feito para a entrega do relatário-analítico foram extremamente eficazes para o aprendizado, com o conhecimento prévio as explicações do professor ficam mais fáceis de entender. Além disso os exercícios estavam completamente alinhados com a matéria. Ademais resolver os exercícios completaram a experiência de desenvolvimento visto que o próprio ambiente de desenvolvimento acrescenta desafios a serem superado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wiss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-complex="Arial Unicode MS" style:font-family-complex="'Arial Unicode MS'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ítulo1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4pt"/>
    </style:style>
    <style:style style:name="Legenda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pitch-complex="variable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Arial Unicode MS" style:font-family-complex="'Arial Unicode MS'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Cabeçalho_20_Char" style:display-name="Cabeçalho Char" style:family="text">
      <style:text-properties fo:font-size="12pt" style:font-size-asian="12pt" style:font-size-complex="12pt"/>
    </style:style>
    <style:style style:name="Rodapé_20_Char" style:display-name="Rodapé Char" style:family="text">
      <style:text-properties fo:font-size="12pt" style:font-size-asian="12pt" style:font-size-complex="12pt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style:font-name="Cambria" fo:font-size="10pt" style:font-size-asian="10pt" style:font-name-complex="Cambria" style:font-size-complex="10pt"/>
    </style:style>
    <style:page-layout style:name="Mpm1">
      <style:page-layout-properties fo:page-width="8.2681in" fo:page-height="11.6929in" style:num-format="1" style:print-orientation="portrait" fo:margin-top="1.1811in" fo:margin-bottom="0.4925in" fo:margin-left="1.1811in" fo:margin-right="1.1811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  <style:style style:name="Mdp1" style:family="drawing-page">
      <style:drawing-page-properties draw:fill="solid" draw:background-size="full" draw:fill-color="#ffffff" draw:opacity="0%"/>
    </style:style>
  </office:automatic-styles>
  <office:master-styles>
    <style:master-page style:name="Standard" style:page-layout-name="Mpm1" draw:style-name="Mdp1">
      <style:footer>
        <text:p text:style-name="MP1">Algoritmos e Técnicas de Programação II – Noturno – 2º sem/2025</text:p>
        <text:p text:style-name="MP1">Prof. Marcus Vinicius Maltempi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RELATÓRIO-AVALIAÇÃO</dc:title>
    <dc:subject/>
    <meta:keyword/>
    <meta:initial-creator>Marcus Vinicius Maltempi</meta:initial-creator>
    <meta:creation-date>2024-08-01T12:12:00</meta:creation-date>
    <dc:date>2025-08-12T20:04:45.863690121</dc:date>
    <meta:editing-cycles>5</meta:editing-cycles>
    <meta:editing-duration>PT3H12M49S</meta:editing-duration>
    <meta:generator>LibreOffice/24.2.7.2$Linux_X86_64 LibreOffice_project/420$Build-2</meta:generator>
    <meta:document-statistic meta:table-count="0" meta:image-count="0" meta:object-count="0" meta:page-count="1" meta:paragraph-count="14" meta:word-count="212" meta:character-count="1468" meta:non-whitespace-character-count="1261"/>
  </office:meta>
</office:document-meta>
</file>